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P5" style:family="paragraph">
      <style:paragraph-properties fo:margin-left="0cm" fo:margin-right="0cm" fo:text-align="center" fo:text-indent="0cm"/>
      <style:text-properties fo:font-size="16pt" style:font-size-asian="16pt" style:font-size-complex="16pt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1.905cm" svg:x="11.16cm" svg:y="4.175cm">
          <text:p text:style-name="P1">Runtim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3.81cm" svg:x="1cm" svg:y="3.54cm">
          <text:p text:style-name="P1"><text:span text:style-name="T1">Driver</text:span></text:p>
          <text:p text:style-name="P1"><text:span text:style-name="T2">compile(file)</text:span></text:p>
          <text:p text:style-name="P1"><text:span text:style-name="T2">interpret(file)</text:span></text:p>
          <text:p text:style-name="P1"><text:span text:style-name="T2">runUrl(loc)</text:span></text:p>
          <text:p text:style-name="P1"><text:span text:style-name="T2">eval(string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3.81cm" svg:x="1cm" svg:y="7.985cm">
          <text:p text:style-name="P1"><text:span text:style-name="T1">Compiler</text:span></text:p>
          <text:p text:style-name="P1"><text:span text:style-name="T3">Lex</text:span></text:p>
          <text:p text:style-name="P1"><text:span text:style-name="T3">Parse</text:span></text:p>
          <text:p text:style-name="P1"><text:span text:style-name="T3">AST</text:span></text:p>
          <text:p text:style-name="P1"><text:span text:style-name="T3">Analysis</text:span></text:p>
          <text:p text:style-name="P1"><text:span text:style-name="T3">IR G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27cm" svg:x="1cm" svg:y="1cm">
          <text:p text:style-name="P1">We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445cm" svg:height="1.27cm" svg:x="4.81cm" svg:y="1cm">
          <text:p text:style-name="P1">Commandl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3.175cm" svg:height="1.27cm" svg:x="1cm" svg:y="15.605cm">
          <text:p text:style-name="P3"><text:span text:style-name="T2">Run J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5.08cm" svg:height="1.27cm" svg:x="1cm" svg:y="13.065cm">
          <text:p text:style-name="P5"><text:span text:style-name="T4">Save Byte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3.81cm" svg:height="1.905cm" svg:x="7.35cm" svg:y="13.065cm">
          <text:p text:style-name="P3"><text:span text:style-name="T2">Generate</text:span></text:p>
          <text:p text:style-name="P3"><text:span text:style-name="T2">Native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Shannon Weyrick</meta:initial-creator>
    <meta:creation-date>2008-07-18T18:59:57</meta:creation-date>
    <dc:creator>Shannon Weyrick</dc:creator>
    <dc:date>2008-07-18T19:14:57</dc:date>
    <meta:editing-cycles>3</meta:editing-cycles>
    <meta:editing-duration>PT15M0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